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" svg:font-family="Times" style:font-family-generic="roman"/>
  </office:font-face-decls>
  <office:automatic-styles>
    <style:style style:name="P1" style:family="paragraph" style:parent-style-name="Standard">
      <style:text-properties style:font-name="Time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"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Times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Times" fo:font-size="10pt" fo:font-weight="normal" officeooo:rsid="000b6f54" officeooo:paragraph-rsid="000b6f54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Times" fo:font-size="10pt" fo:font-weight="bold" officeooo:rsid="000c88f9" officeooo:paragraph-rsid="000c88f9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Times" fo:font-size="10pt" fo:font-weight="normal" officeooo:rsid="000c88f9" officeooo:paragraph-rsid="000c88f9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Times" fo:font-size="10pt" fo:font-weight="normal" officeooo:rsid="000e68ca" officeooo:paragraph-rsid="000e68ca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use-window-font-color="true" loext:opacity="0%" style:font-name="Times" fo:font-size="10pt" fo:font-weight="normal" officeooo:rsid="00131466" officeooo:paragraph-rsid="00131466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use-window-font-color="true" loext:opacity="0%" style:font-name="Times" fo:font-size="10pt" fo:font-style="normal" fo:font-weight="normal" officeooo:rsid="00144595" officeooo:paragraph-rsid="00144595" style:font-size-asian="10pt" style:font-style-asian="normal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loext:opacity="0%" style:font-name="Times" fo:font-size="10pt" fo:font-style="normal" fo:font-weight="normal" officeooo:rsid="00157fc4" officeooo:paragraph-rsid="00157fc4" style:font-size-asian="10pt" style:font-style-asian="normal" style:font-weight-asian="normal" style:font-size-complex="10pt" style:font-weight-complex="normal"/>
    </style:style>
    <style:style style:name="P11" style:family="paragraph" style:parent-style-name="Standard">
      <style:text-properties style:font-name="Times" officeooo:paragraph-rsid="001879c8"/>
    </style:style>
    <style:style style:name="T1" style:family="text">
      <style:text-properties fo:color="#5983b0" loext:opacity="100%"/>
    </style:style>
    <style:style style:name="T2" style:family="text">
      <style:text-properties officeooo:rsid="000c43eb"/>
    </style:style>
    <style:style style:name="T3" style:family="text">
      <style:text-properties officeooo:rsid="000c7fb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90e"/>
    </style:style>
    <style:style style:name="T6" style:family="text">
      <style:text-properties fo:font-style="italic" fo:font-weight="bold" style:font-size-asian="10pt" style:font-style-asian="italic" style:font-weight-asian="bold"/>
    </style:style>
    <style:style style:name="T7" style:family="text">
      <style:text-properties fo:font-style="normal" style:font-size-asian="10pt" style:font-style-asian="normal"/>
    </style:style>
    <style:style style:name="T8" style:family="text">
      <style:text-properties fo:font-style="normal" fo:font-weight="bold" style:font-size-asian="10pt" style:font-style-asian="normal" style:font-weight-asian="bold"/>
    </style:style>
    <style:style style:name="T9" style:family="text">
      <style:text-properties fo:color="#00a933" loext:opacity="100%" fo:font-style="normal" style:font-size-asian="10pt" style:font-style-asian="normal"/>
    </style:style>
    <style:style style:name="T10" style:family="text">
      <style:text-properties fo:color="#00a933" loext:opacity="100%" officeooo:rsid="00131466"/>
    </style:style>
    <style:style style:name="T11" style:family="text">
      <style:text-properties officeooo:rsid="00157fc4"/>
    </style:style>
    <style:style style:name="T12" style:family="text">
      <style:text-properties style:use-window-font-color="true" loext:opacity="0%" fo:font-size="10pt" fo:font-style="normal" fo:font-weight="normal" officeooo:rsid="0017d890" style:font-size-asian="10pt" style:font-style-asian="normal" style:font-weight-asian="normal" style:font-size-complex="10pt" style:font-weight-complex="normal"/>
    </style:style>
    <style:style style:name="T13" style:family="text">
      <style:text-properties fo:color="#000000" loext:opacity="100%" fo:font-size="10pt" fo:background-color="#00a933" loext:char-shading-value="0" style:font-size-asian="10pt" style:font-size-complex="10pt"/>
    </style:style>
    <style:style style:name="T14" style:family="text">
      <style:text-properties fo:color="#000000" loext:opacity="100%" fo:font-size="10pt" officeooo:rsid="001879c8" fo:background-color="#00a933" loext:char-shading-value="0" style:font-size-asian="10pt" style:font-size-complex="10pt"/>
    </style:style>
    <style:style style:name="T15" style:family="text">
      <style:text-properties fo:font-size="10pt" fo:background-color="#00a933" loext:char-shading-value="0" style:font-size-asian="10pt" style:font-size-complex="10pt"/>
    </style:style>
    <style:style style:name="T16" style:family="text">
      <style:text-properties fo:font-family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Task 4: Jmeter</text:p>
      <text:p text:style-name="P2"/>
      <text:p text:style-name="P3">For this task the website “<text:span text:style-name="T1">https://httpbin.org/delay/{seconds_to_delay}</text:span>” was provided. The</text:p>
      <text:p text:style-name="P4">api responds after the “seconds_to_delay” with GET/<text:span text:style-name="T2">POST/PUT/PATCH</text:span> method<text:span text:style-name="T2">s as per the documentation </text:span><text:span text:style-name="T3">with max delay of 10 seconds.</text:span></text:p>
      <text:p text:style-name="P4"/>
      <text:p text:style-name="P5">TestPlan</text:p>
      <text:p text:style-name="P6">For this task a thread group was created with number of users(<text:span text:style-name="T4">50</text:span>), ramp up time of <text:span text:style-name="T4">20</text:span> seconds and loop count of <text:span text:style-name="T4">2 </text:span>resulting in 100 total requests.</text:p>
      <text:p text:style-name="P6"/>
      <text:p text:style-name="P7">Then groovy script was added as a preprocessor element to initialize the value of seconds_to_delay as per the task <text:span text:style-name="T5">requirement.</text:span></text:p>
      <text:p text:style-name="P8">```</text:p>
      <text:p text:style-name="P8"><text:tab/><text:span text:style-name="T6">int</text:span><text:span text:style-name="T7"> </text:span><text:span text:style-name="T7">delay </text:span><text:span text:style-name="T7">= </text:span><text:span text:style-name="T7">1 </text:span><text:span text:style-name="T7">+ </text:span><text:span text:style-name="T8">new</text:span><text:span text:style-name="T7"> </text:span><text:span text:style-name="T7">Random</text:span><text:span text:style-name="T7">()</text:span><text:span text:style-name="T7">.nextInt</text:span><text:span text:style-name="T7">(</text:span><text:span text:style-name="T7">10</text:span><text:span text:style-name="T7">)<text:line-break/><text:tab/></text:span><text:span text:style-name="T7">vars.put</text:span><text:span text:style-name="T7">(</text:span><text:span text:style-name="T7">"</text:span><text:span text:style-name="T9">delayRandom</text:span><text:span text:style-name="T7">"</text:span><text:span text:style-name="T7">, delay.</text:span><text:span text:style-name="T7">toString</text:span><text:span text:style-name="T7">())<text:line-break/>```</text:span></text:p>
      <text:p text:style-name="P9">Then this variable ${<text:span text:style-name="T10">delayRandom</text:span>} was used in the HTTP sampler <text:span text:style-name="T11">with:<text:line-break/>server IP = httpbin.org</text:span></text:p>
      <text:p text:style-name="P10">Path: /delay/${delayRandom}</text:p>
      <text:p text:style-name="P10"/>
      <text:p text:style-name="P11"><text:span text:style-name="T12">Then the jmx was run in terminal with below command:<text:line-break/><text:line-break/></text:span><text:span text:style-name="T13">“jmeter -n -t </text:span><text:span text:style-name="T14">/path/to/task.jm</text:span><text:span text:style-name="T13">x -l </text:span><text:span text:style-name="T14">/path/to</text:span><text:span text:style-name="T13">/results.jtl -e -o </text:span><text:span text:style-name="T14">/path/to</text:span><text:span text:style-name="T15">/repor</text:span><text:span text:style-name="T13">t ”</text:span><text:span text:style-name="T16"><text:line-break/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5T22:50:38.166248283</meta:creation-date>
    <dc:date>2025-07-15T23:06:20.652988766</dc:date>
    <meta:editing-duration>PT15M37S</meta:editing-duration>
    <meta:editing-cycles>17</meta:editing-cycles>
    <meta:generator>LibreOffice/25.2.4.3$Linux_X86_64 LibreOffice_project/520$Build-3</meta:generator>
    <meta:document-statistic meta:table-count="0" meta:image-count="0" meta:object-count="0" meta:page-count="1" meta:paragraph-count="11" meta:word-count="128" meta:character-count="870" meta:non-whitespace-character-count="747"/>
  </office:meta>
</office:document-meta>
</file>